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99in"/>
    </style:style>
    <style:style style:name="co2" style:family="table-column">
      <style:table-column-properties fo:break-before="auto" style:column-width="5.050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2201in"/>
    </style:style>
    <style:style style:name="co6" style:family="table-column">
      <style:table-column-properties fo:break-before="auto" style:column-width="3.928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/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han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ang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ntribut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/megamek/src/megamek/common/WeaponType.java</text:p>
          </table:table-cell>
          <table:table-cell office:value-type="string" calcext:value-type="string">
            <text:p>added info for ISHVAC20, PTISRAC10, PTISRAC20, PBallista, PHBallista, PLBallista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/megamek/src/megamek/common/WeaponType.java</text:p>
          </table:table-cell>
          <table:table-cell office:value-type="string" calcext:value-type="string">
            <text:p>commented out base clan rac10/rac20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3" office:value-type="string" calcext:value-type="string">
            <text:p>/megamek/src/megamek/common/WeaponType.java</text:p>
          </table:table-cell>
          <table:table-cell office:value-type="string" calcext:value-type="string">
            <text:p>commented out base is rac10/rac20, 2/25/24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/megamek/src/megamek/common/AmmoType.java</text:p>
          </table:table-cell>
          <table:table-cell office:value-type="string" calcext:value-type="string">
            <text:p>added info for ISHVAC20, PTISRAC10, PTISRAC20, PBallista, PHBallista, PLBallista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 office:value-type="string" calcext:value-type="string">
            <text:p>/megamek/src/megamek/common/AmmoType.java</text:p>
          </table:table-cell>
          <table:table-cell office:value-type="string" calcext:value-type="string">
            <text:p>added new ammo type enums for Ballista weapons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/megamek/src/megamek/common/weapons/piratetech/autocannons/ISHVAC20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autocannons/PTISRAC10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autocannons/PTISRAC20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Pballista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PHBallista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PLBallista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lasers/ISMBinaryLaserCannon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6" calcext:value-type="date">
            <text:p>02/26/24</text:p>
          </table:table-cell>
          <table:table-cell table:style-name="ce4" office:value-type="string" calcext:value-type="string">
            <text:p>Me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lasers/ISMBinaryLaserCannon.java</text:p>
          </table:table-cell>
          <table:table-cell office:value-type="string" calcext:value-type="string">
            <text:p>added new weapon</text:p>
          </table:table-cell>
          <table:table-cell office:value-type="date" office:date-value="2024-02-26" calcext:value-type="date">
            <text:p>02/26/24</text:p>
          </table:table-cell>
          <table:table-cell table:style-name="ce4" office:value-type="string" calcext:value-type="string">
            <text:p>Me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lasers/ISBinaryLaserCannon.java</text:p>
          </table:table-cell>
          <table:table-cell table:style-name="ce4" office:value-type="string" calcext:value-type="string">
            <text:p>removed protomech restrictions</text:p>
          </table:table-cell>
          <table:table-cell office:value-type="date" office:date-value="2024-02-26" calcext:value-type="date">
            <text:p>02/26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AmmoType.java</text:p>
          </table:table-cell>
          <table:table-cell office:value-type="string" calcext:value-type="string">
            <text:p>Added Light and Heavy Silver Bullet Gauss Ammo, Clan Hag 10 Ammo, and added enums for the new Silver Bullet Types</text:p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verifier/TestMech.java</text:p>
          </table:table-cell>
          <table:table-cell table:style-name="ce4" office:value-type="string" calcext:value-type="string">
            <text:p>Added Heavy Ballista and Heavy Silver Bullet Gauss to be restricted to the torso</text:p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HSBGHandler.java</text:p>
          </table:table-cell>
          <table:table-cell table:style-name="ce4" office:value-type="string" calcext:value-type="string">
            <text:p>Created to merge LBX and HGR functionality for the Heavy Silver Bullet Gauss Rifle</text:p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CLHAG10.java</text:p>
          </table:table-cell>
          <table:table-cell table:style-name="ce4" office:value-type="string" calcext:value-type="string">
            <text:p>added new weapon</text:p>
          </table:table-cell>
          <table:table-cell office:value-type="date" office:date-value="2024-02-27" calcext:value-type="date">
            <text:p>02/27/24</text:p>
          </table:table-cell>
          <table:table-cell table:style-name="ce4" office:value-type="string" calcext:value-type="string">
            <text:p>Me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ISSilverBulletHeavyGauss.java</text:p>
          </table:table-cell>
          <table:table-cell table:style-name="ce4" office:value-type="string" calcext:value-type="string">
            <text:p>added new weapon</text:p>
          </table:table-cell>
          <table:table-cell office:value-type="date" office:date-value="2024-02-27" calcext:value-type="date">
            <text:p>02/27/24</text:p>
          </table:table-cell>
          <table:table-cell table:style-name="ce4" office:value-type="string" calcext:value-type="string">
            <text:p>Me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gaussrifles/ISSilverBulletLightGauss.java</text:p>
          </table:table-cell>
          <table:table-cell table:style-name="ce4" office:value-type="string" calcext:value-type="string">
            <text:p>added new weapon</text:p>
          </table:table-cell>
          <table:table-cell office:value-type="date" office:date-value="2024-02-27" calcext:value-type="date">
            <text:p>02/27/24</text:p>
          </table:table-cell>
          <table:table-cell table:style-name="ce4" office:value-type="string" calcext:value-type="string">
            <text:p>Me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Type.java</text:p>
          </table:table-cell>
          <table:table-cell office:value-type="string" calcext:value-type="string">
            <text:p>added info for ISSilverBulletHeavyGauss, ISSilverBulletLightGauss, CLHAG10</text:p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AmmoType.java</text:p>
          </table:table-cell>
          <table:table-cell table:style-name="ce4" office:value-type="string" calcext:value-type="string">
            <text:p>added info for PBurnBarrel</text:p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burnBarrelHandler.java</text:p>
          </table:table-cell>
          <table:table-cell table:style-name="ce4" office:value-type="string" calcext:value-type="string">
            <text:p>Created to handle Burn Barrel</text:p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s/piratetech/misc/PburnBarrel.java</text:p>
          </table:table-cell>
          <table:table-cell table:style-name="ce4" office:value-type="string" calcext:value-type="string">
            <text:p>added new weapon</text:p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megamek/src/megamek/common/WeaponType.java</text:p>
          </table:table-cell>
          <table:table-cell table:style-name="ce4" office:value-type="string" calcext:value-type="string">
            <text:p>added info for PBurnBarrel</text:p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Rumi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2T16:06:14.262000000</dc:date>
    <meta:editing-duration>PT5S</meta:editing-duration>
    <meta:editing-cycles>1</meta:editing-cycles>
    <meta:document-statistic meta:table-count="1" meta:cell-count="104" meta:object-count="0"/>
    <meta:generator>LibreOffice/24.2.0.3$Windows_X86_64 LibreOffice_project/da48488a73ddd66ea24cf16bbc4f7b9c08e9bea1</meta:generator>
  </office:meta>
</office:document-meta>
</file>